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Montserrat" svg:font-family="Montserrat, sans-serif"/>
    <style:font-face style:name="andale mono" svg:font-family="'andale mono', monospace"/>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2cm" table:align="left" fo:background-color="#ffffff">
        <style:background-image/>
      </style:table-properties>
    </style:style>
    <style:style style:name="Table1.A" style:family="table-column">
      <style:table-column-properties style:column-width="2.113cm"/>
    </style:style>
    <style:style style:name="Table1.B" style:family="table-column">
      <style:table-column-properties style:column-width="6.687cm"/>
    </style:style>
    <style:style style:name="Table1.C" style:family="table-column">
      <style:table-column-properties style:column-width="4.919cm"/>
    </style:style>
    <style:style style:name="Table1.A1" style:family="table-cell">
      <style:table-cell-properties style:vertical-align="middle" fo:padding="0cm" fo:border="none"/>
    </style:style>
    <style:style style:name="P1" style:family="paragraph" style:parent-style-name="Text_20_body">
      <style:paragraph-properties fo:margin-left="0cm" fo:margin-right="0cm" fo:margin-top="0cm" fo:margin-bottom="0.635cm" loext:contextual-spacing="false" fo:text-align="justify" style:justify-single-word="false" fo:orphans="2" fo:widows="2" fo:text-indent="0cm" style:auto-text-indent="false" fo:padding="0cm" fo:border="none"/>
      <style:text-properties fo:font-variant="normal" fo:text-transform="none" fo:color="#404040" style:font-name="Lato" fo:font-size="12pt" fo:letter-spacing="normal" fo:font-style="normal" fo:font-weight="bold"/>
    </style:style>
    <style:style style:name="P2" style:family="paragraph" style:parent-style-name="Text_20_body">
      <style:paragraph-properties fo:margin-left="0cm" fo:margin-right="0cm" fo:margin-top="0cm" fo:margin-bottom="0.635cm" loext:contextual-spacing="false" fo:text-align="justify" style:justify-single-word="false" fo:orphans="2" fo:widows="2" fo:text-indent="0cm" style:auto-text-indent="false" fo:padding="0cm" fo:border="none"/>
      <style:text-properties fo:font-variant="normal" fo:text-transform="none" fo:color="#404040" style:font-name="Lato" fo:font-size="12pt" fo:letter-spacing="normal" fo:font-style="normal" fo:font-weight="normal"/>
    </style:style>
    <style:style style:name="P3" style:family="paragraph" style:parent-style-name="Text_20_body">
      <style:paragraph-properties fo:margin-left="0cm" fo:margin-right="0cm" fo:margin-top="0cm" fo:margin-bottom="0.635cm" loext:contextual-spacing="false" fo:text-align="justify" style:justify-single-word="false" fo:orphans="2" fo:widows="2" fo:text-indent="0cm" style:auto-text-indent="false" fo:padding="0cm" fo:border="none"/>
      <style:text-properties fo:font-variant="normal" fo:text-transform="none" fo:color="#404040" fo:letter-spacing="normal"/>
    </style:style>
    <style:style style:name="P4"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04040" style:font-name="inherit" fo:font-size="12pt" fo:letter-spacing="normal" fo:font-style="normal" fo:font-weight="normal"/>
    </style:style>
    <style:style style:name="P5"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04040" style:font-name="inherit" fo:font-size="12pt" fo:letter-spacing="normal" fo:font-style="normal" fo:font-weight="normal"/>
    </style:style>
    <style:style style:name="P6"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04040" style:font-name="inherit" fo:font-size="12pt" fo:letter-spacing="normal" fo:font-style="normal" fo:font-weight="normal"/>
    </style:style>
    <style:style style:name="P7"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04040" style:font-name="inherit" fo:font-size="12pt" fo:letter-spacing="normal" fo:font-style="normal" fo:font-weight="normal"/>
    </style:style>
    <style:style style:name="P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04040" style:font-name="Lato" fo:font-size="12pt" fo:letter-spacing="normal" fo:font-style="normal" fo:font-weight="normal"/>
    </style:style>
    <style:style style:name="P9"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404040" style:font-name="Lato" fo:font-size="12pt" fo:letter-spacing="normal" fo:font-style="normal" fo:font-weight="normal"/>
    </style:style>
    <style:style style:name="P1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04040" style:font-name="andale mono" fo:font-size="12pt" fo:letter-spacing="normal" fo:font-style="normal" fo:font-weight="normal" loext:padding="0cm" loext:border="none"/>
    </style:style>
    <style:style style:name="P1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04040" fo:letter-spacing="normal"/>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ff" style:font-name="andale mono" fo:font-size="12pt" fo:letter-spacing="normal" fo:font-style="normal" fo:font-weight="normal" loext:padding="0cm" loext:border="none"/>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ff" style:font-name="andale mono" fo:font-size="12pt" fo:letter-spacing="normal" fo:font-style="normal" fo:font-weight="bold" loext:padding="0cm" loext:border="none"/>
    </style:style>
    <style:style style:name="P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ff" fo:letter-spacing="normal" loext:padding="0cm" loext:border="none"/>
    </style:style>
    <style:style style:name="P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808080" style:font-name="andale mono" fo:font-size="12pt" fo:letter-spacing="normal" fo:font-style="normal" fo:font-weight="normal" loext:padding="0cm" loext:border="none"/>
    </style:style>
    <style:style style:name="P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7" style:family="paragraph" style:parent-style-name="Text_20_body" style:list-style-name="L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8"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265cm" loext:contextual-spacing="false" style:line-height-at-least="0.926cm" fo:text-align="start" style:justify-single-word="false" fo:orphans="2" fo:widows="2" fo:text-indent="0cm" style:auto-text-indent="false" fo:padding="0cm" fo:border="none"/>
      <style:text-properties fo:font-variant="normal" fo:text-transform="none" fo:color="#404040" fo:letter-spacing="normal"/>
    </style:style>
    <style:style style:name="P22" style:family="paragraph" style:parent-style-name="Heading_20_3">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040" style:font-name="Lato" fo:font-size="18pt" fo:letter-spacing="normal" fo:font-style="normal" fo:font-weight="bold"/>
    </style:style>
    <style:style style:name="P23" style:family="paragraph" style:parent-style-name="Heading_20_1">
      <style:text-properties fo:font-variant="normal" fo:text-transform="none" fo:color="#404040" style:font-name="Montserrat" fo:font-size="22.5pt" fo:letter-spacing="normal" fo:font-style="italic" fo:font-weight="bold" officeooo:rsid="001db5c6" officeooo:paragraph-rsid="001db5c6"/>
    </style:style>
    <style:style style:name="P24" style:family="paragraph" style:parent-style-name="Heading_20_1">
      <style:paragraph-properties fo:margin-left="0cm" fo:margin-right="0cm" fo:margin-top="0cm" fo:margin-bottom="0.265cm" loext:contextual-spacing="false" style:line-height-at-least="0.926cm" fo:text-align="start" style:justify-single-word="false" fo:orphans="2" fo:widows="2" fo:text-indent="0cm" style:auto-text-indent="false" fo:padding="0cm" fo:border="none"/>
      <style:text-properties fo:font-variant="normal" fo:text-transform="none" fo:color="#404040" style:font-name="Montserrat" fo:font-size="22.5pt" fo:letter-spacing="normal" fo:font-style="normal" fo:font-weight="bold"/>
    </style:style>
    <style:style style:name="P25" style:family="paragraph" style:parent-style-name="Heading_20_1">
      <style:paragraph-properties fo:margin-left="0cm" fo:margin-right="0cm" fo:margin-top="0cm" fo:margin-bottom="0.265cm" loext:contextual-spacing="false" style:line-height-at-least="0.926cm" fo:text-align="start" style:justify-single-word="false" fo:orphans="2" fo:widows="2" fo:text-indent="0cm" style:auto-text-indent="false" fo:padding="0cm" fo:border="none"/>
      <style:text-properties fo:font-variant="normal" fo:text-transform="none" fo:color="#404040" fo:letter-spacing="normal"/>
    </style:style>
    <style:style style:name="P2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fo:font-size="12pt" fo:font-weight="bold"/>
    </style:style>
    <style:style style:name="P2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fo:font-size="12pt" fo:font-weight="normal"/>
    </style:style>
    <style:style style:name="P2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8000" style:font-name="inherit" fo:font-size="12pt" fo:font-weight="bold" loext:padding="0cm" loext:border="none"/>
    </style:style>
    <style:style style:name="P29" style:family="paragraph" style:parent-style-name="Table_20_Contents">
      <style:paragraph-properties fo:margin-top="0cm" fo:margin-bottom="0cm" loext:contextual-spacing="false" fo:text-align="start" style:justify-single-word="false"/>
    </style:style>
    <style:style style:name="T1" style:family="text">
      <style:text-properties loext:padding="0cm" loext:border="none"/>
    </style:style>
    <style:style style:name="T2" style:family="text">
      <style:text-properties style:font-name="Lato" fo:font-size="12pt" fo:font-style="normal" fo:font-weight="normal"/>
    </style:style>
    <style:style style:name="T3" style:family="text">
      <style:text-properties style:font-name="inherit" fo:font-size="12pt" fo:font-weight="normal"/>
    </style:style>
    <style:style style:name="T4" style:family="text">
      <style:text-properties style:font-name="inherit" style:text-underline-style="solid" style:text-underline-width="auto" style:text-underline-color="font-color" loext:padding="0cm" loext:border="none"/>
    </style:style>
    <style:style style:name="T5" style:family="text">
      <style:text-properties style:font-name="inherit" loext:padding="0cm" loext:border="none"/>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font-name="andale mono" fo:font-size="12pt" fo:letter-spacing="normal" fo:font-style="normal" fo:font-weight="normal" loext:padding="0cm" loext:border="none"/>
    </style:style>
    <style:style style:name="T8" style:family="text">
      <style:text-properties fo:font-variant="normal" fo:text-transform="none" fo:color="#404040" style:font-name="inherit" fo:font-size="12pt" fo:letter-spacing="normal" fo:font-style="normal" fo:font-weight="bold"/>
    </style:style>
    <style:style style:name="T9" style:family="text">
      <style:text-properties fo:font-variant="normal" fo:text-transform="none" fo:color="#404040" style:font-name="inherit" fo:font-size="12pt" fo:letter-spacing="normal" fo:font-style="normal" fo:font-weight="bold" loext:padding="0cm" loext:border="none"/>
    </style:style>
    <style:style style:name="T10" style:family="text">
      <style:text-properties fo:font-variant="normal" fo:text-transform="none" fo:color="#404040" style:font-name="inherit" fo:font-size="12pt" fo:letter-spacing="normal" fo:font-style="normal" fo:font-weight="normal"/>
    </style:style>
    <style:style style:name="T11" style:family="text">
      <style:text-properties fo:font-variant="normal" fo:text-transform="none" fo:color="#404040" style:font-name="inherit" fo:font-size="12pt" fo:letter-spacing="normal" fo:font-style="normal" style:text-underline-style="solid" style:text-underline-width="auto" style:text-underline-color="font-color" fo:font-weight="normal" loext:padding="0cm" loext:border="none"/>
    </style:style>
    <style:style style:name="T12" style:family="text">
      <style:text-properties fo:font-variant="normal" fo:text-transform="none" fo:color="#008000" style:font-name="inherit" fo:font-size="12pt" fo:letter-spacing="normal" fo:font-style="normal" fo:font-weight="bold" loext:padding="0cm" loext:border="none"/>
    </style:style>
    <style:style style:name="T13" style:family="text">
      <style:text-properties fo:font-variant="normal" fo:text-transform="none" fo:color="#008000" style:font-name="inherit" fo:font-size="12pt" fo:letter-spacing="normal" fo:font-style="italic" fo:font-weight="bold" loext:padding="0cm" loext:border="none"/>
    </style:style>
    <style:style style:name="T14" style:family="text">
      <style:text-properties fo:font-variant="normal" fo:text-transform="none" fo:color="#008000" style:font-name="andale mono" fo:font-size="12pt" fo:letter-spacing="normal" fo:font-style="normal" fo:font-weight="normal" loext:padding="0cm" loext:border="none"/>
    </style:style>
    <style:style style:name="T15" style:family="text">
      <style:text-properties fo:font-variant="normal" fo:text-transform="none" fo:color="#800000" style:font-name="andale mono" fo:font-size="12pt" fo:letter-spacing="normal" fo:font-style="normal" fo:font-weight="normal" loext:padding="0cm" loext:border="none"/>
    </style:style>
    <style:style style:name="T16" style:family="text">
      <style:text-properties fo:font-variant="normal" fo:text-transform="none" fo:color="#800000" style:font-name="inherit" fo:font-size="12pt" fo:letter-spacing="normal" fo:font-style="normal" fo:font-weight="bold" loext:padding="0cm" loext:border="none"/>
    </style:style>
    <style:style style:name="T17" style:family="text">
      <style:text-properties fo:font-variant="normal" fo:text-transform="none" fo:color="#800000" style:font-name="inherit" fo:font-size="12pt" fo:letter-spacing="normal" fo:font-style="normal" fo:font-weight="normal" loext:padding="0cm" loext:border="none"/>
    </style:style>
    <style:style style:name="T18" style:family="text">
      <style:text-properties fo:font-variant="normal" fo:text-transform="none" fo:color="#000000" style:font-name="inherit" fo:font-size="12pt" fo:letter-spacing="normal" fo:font-style="normal" fo:font-weight="bold" loext:padding="0cm" loext:border="none"/>
    </style:style>
    <style:style style:name="T19" style:family="text">
      <style:text-properties fo:font-variant="normal" fo:text-transform="none" fo:color="#000000" style:font-name="inherit" fo:font-size="12pt" fo:letter-spacing="normal" fo:font-style="normal" fo:font-weight="normal" loext:padding="0cm" loext:border="none"/>
    </style:style>
    <style:style style:name="T20" style:family="text">
      <style:text-properties fo:font-variant="normal" fo:text-transform="none" fo:color="#ff6600" style:font-name="andale mono" fo:font-size="12pt" fo:letter-spacing="normal" fo:font-style="normal" fo:font-weight="normal" loext:padding="0cm" loext:border="none"/>
    </style:style>
    <style:style style:name="T21" style:family="text">
      <style:text-properties fo:font-variant="normal" fo:text-transform="none" fo:color="#ff6600" style:font-name="andale mono" fo:font-size="12pt" fo:letter-spacing="normal" fo:font-style="normal" fo:font-weight="bold" loext:padding="0cm" loext:border="none"/>
    </style:style>
    <style:style style:name="T22" style:family="text">
      <style:text-properties fo:font-variant="normal" fo:text-transform="none" fo:color="#ff6600" style:font-name="inherit" fo:font-size="12pt" fo:letter-spacing="normal" fo:font-style="normal" fo:font-weight="bold" loext:padding="0cm" loext:border="none"/>
    </style:style>
    <style:style style:name="T23" style:family="text">
      <style:text-properties fo:font-variant="normal" fo:text-transform="none" fo:color="#ff6600" style:font-name="inherit" fo:font-size="12pt" fo:letter-spacing="normal" fo:font-style="normal" fo:font-weight="normal" loext:padding="0cm" loext:border="none"/>
    </style:style>
    <style:style style:name="T24" style:family="text">
      <style:text-properties fo:font-variant="normal" fo:text-transform="none" fo:color="#0000ff" style:font-name="inherit" fo:font-size="12pt" fo:letter-spacing="normal" fo:font-style="normal" fo:font-weight="bold" loext:padding="0cm" loext:border="none"/>
    </style:style>
    <style:style style:name="T25" style:family="text">
      <style:text-properties fo:font-variant="normal" fo:text-transform="none" fo:color="#0000ff" style:font-name="inherit" fo:font-size="12pt" fo:letter-spacing="normal" fo:font-style="normal" fo:font-weight="normal" loext:padding="0cm" loext:border="none"/>
    </style:style>
    <style:style style:name="T26" style:family="text">
      <style:text-properties fo:font-variant="normal" fo:text-transform="none" fo:color="#0000ff" style:font-name="andale mono" fo:font-size="12pt" fo:letter-spacing="normal" fo:font-style="normal" fo:font-weight="normal" loext:padding="0cm" loext:border="none"/>
    </style:style>
    <style:style style:name="T27" style:family="text">
      <style:text-properties fo:font-variant="normal" fo:text-transform="none" fo:color="#0000ff" style:font-name="andale mono" fo:font-size="12pt" fo:letter-spacing="normal" fo:font-style="normal" fo:font-weight="bold" loext:padding="0cm" loext:border="none"/>
    </style:style>
    <style:style style:name="T28" style:family="text">
      <style:text-properties fo:font-variant="normal" fo:text-transform="none" fo:color="#666699" style:font-name="inherit" fo:font-size="12pt" fo:letter-spacing="normal" fo:font-style="normal" fo:font-weight="bold" loext:padding="0cm" loext:border="none"/>
    </style:style>
    <style:style style:name="T29" style:family="text">
      <style:text-properties fo:font-variant="normal" fo:text-transform="none" fo:color="#666699" style:font-name="andale mono" fo:font-size="12pt" fo:letter-spacing="normal" fo:font-style="normal" fo:font-weight="normal" loext:padding="0cm" loext:border="none"/>
    </style:style>
    <style:style style:name="T30" style:family="text">
      <style:text-properties fo:font-variant="normal" fo:text-transform="none" fo:color="#808080" style:font-name="inherit" fo:font-size="12pt" fo:letter-spacing="normal" fo:font-style="normal" fo:font-weight="normal" loext:padding="0cm" loext:border="none"/>
    </style:style>
    <style:style style:name="T31" style:family="text">
      <style:text-properties fo:font-variant="normal" fo:text-transform="none" fo:color="#993300" style:font-name="inherit" fo:font-size="12pt" fo:letter-spacing="normal" fo:font-style="normal" fo:font-weight="normal" loext:padding="0cm" loext:border="none"/>
    </style:style>
    <style:style style:name="T32" style:family="text">
      <style:text-properties fo:font-weight="bold"/>
    </style:style>
    <style:style style:name="T33" style:family="text">
      <style:text-properties style:font-name="Montserrat" fo:font-size="22.5pt" fo:font-style="normal" fo:font-weight="bold"/>
    </style:style>
    <style:style style:name="T34" style:family="text">
      <style:text-properties fo:color="#008000" style:font-name="inherit"/>
    </style:style>
    <style:style style:name="T35" style:family="text">
      <style:text-properties fo:color="#008000" style:font-name="inherit" fo:font-weight="bold"/>
    </style:style>
    <style:style style:name="T36" style:family="text">
      <style:text-properties fo:color="#008000" style:font-name="inherit" fo:font-weight="bold" loext:padding="0cm" loext:border="none"/>
    </style:style>
    <style:style style:name="T37" style:family="text">
      <style:text-properties fo:color="#008000" style:font-name="inherit" fo:font-size="12pt" fo:font-style="normal" fo:font-weight="bold" loext:padding="0cm" loext:border="none"/>
    </style:style>
    <style:style style:name="T38" style:family="text">
      <style:text-properties fo:color="#008000" style:font-name="inherit" officeooo:rsid="001e93af"/>
    </style:style>
    <style:style style:name="T39" style:family="text">
      <style:text-properties fo:font-style="italic"/>
    </style:style>
    <style:style style:name="T40" style:family="text">
      <style:text-properties fo:color="#000000" style:font-name="inherit" fo:font-weight="bold" loext:padding="0cm" loext:border="none"/>
    </style:style>
    <style:style style:name="T41" style:family="text">
      <style:text-properties fo:color="#000000" style:font-name="inherit" loext:padding="0cm" loext:border="none"/>
    </style:style>
    <style:style style:name="T42" style:family="text">
      <style:text-properties fo:color="#800000" style:font-name="inherit"/>
    </style:style>
    <style:style style:name="T43" style:family="text">
      <style:text-properties fo:color="#800000" style:font-name="inherit" fo:font-weight="bold" loext:padding="0cm" loext:border="none"/>
    </style:style>
    <style:style style:name="T44" style:family="text">
      <style:text-properties fo:color="#800000" style:font-name="andale mono" loext:padding="0cm" loext:border="none"/>
    </style:style>
    <style:style style:name="T45" style:family="text">
      <style:text-properties fo:color="#0000ff"/>
    </style:style>
    <style:style style:name="T46" style:family="text">
      <style:text-properties fo:color="#0000ff" style:font-name="inherit"/>
    </style:style>
    <style:style style:name="T47" style:family="text">
      <style:text-properties fo:color="#0000ff" style:font-name="inherit" fo:font-weight="bold" loext:padding="0cm" loext:border="none"/>
    </style:style>
    <style:style style:name="T48" style:family="text">
      <style:text-properties fo:color="#0000ff" style:font-name="andale mono" loext:padding="0cm" loext:border="none"/>
    </style:style>
    <style:style style:name="T49" style:family="text">
      <style:text-properties style:font-name="andale mono" loext:padding="0cm" loext:border="none"/>
    </style:style>
    <style:style style:name="T50" style:family="text">
      <style:text-properties fo:color="#808080" style:font-name="inherit"/>
    </style:style>
    <style:style style:name="T51" style:family="text">
      <style:text-properties fo:color="#808080" style:font-name="inherit" style:text-underline-style="solid" style:text-underline-width="auto" style:text-underline-color="font-color"/>
    </style:style>
    <style:style style:name="T52" style:family="text">
      <style:text-properties fo:color="#808080" style:font-name="andale mono" loext:padding="0cm" loext:border="none"/>
    </style:style>
    <style:style style:name="T53" style:family="text">
      <style:text-properties fo:color="#808080" style:font-name="andale mono" fo:font-size="12pt" fo:font-style="normal" fo:font-weight="normal" loext:padding="0cm" loext:border="none"/>
    </style:style>
    <style:style style:name="T54" style:family="text">
      <style:text-properties fo:color="#ff6600" style:font-name="andale mono" fo:font-weight="bold" loext:padding="0cm" loext:border="none"/>
    </style:style>
    <style:style style:name="T55" style:family="text">
      <style:text-properties fo:color="#ff6600" style:font-name="andale mono" loext:padding="0cm" loext:border="none"/>
    </style:style>
    <style:style style:name="T56" style:family="text">
      <style:text-properties fo:color="#ff6600" style:font-name="inherit"/>
    </style:style>
    <style:style style:name="T57" style:family="text">
      <style:text-properties fo:color="#ff6600" style:font-name="inherit" fo:font-weight="bold"/>
    </style:style>
    <style:style style:name="T58" style:family="text">
      <style:text-properties fo:color="#666699" style:font-name="inheri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Making sense of Java syntax, objects, classes and methods</text:h>
      <text:p text:style-name="P1">Contents</text:p>
      <text:list xml:id="list1877658861" text:style-name="L7">
        <text:list-item>
          <text:p text:style-name="P4">The Java Type System</text:p>
        </text:list-item>
        <text:list-item>
          <text:p text:style-name="P4">Variables: Declaration and Assignment</text:p>
        </text:list-item>
        <text:list-item>
          <text:p text:style-name="P4">Objects</text:p>
        </text:list-item>
        <text:list-item>
          <text:p text:style-name="P4">Classes</text:p>
        </text:list-item>
        <text:list-item>
          <text:p text:style-name="P4">Methods</text:p>
        </text:list-item>
        <text:list-item>
          <text:p text:style-name="P4">Access Modifiers</text:p>
        </text:list-item>
      </text:list>
      <text:p text:style-name="P16"><text:span text:style-name="T6"/></text:p>
      <text:h text:style-name="P24" text:outline-level="1">Goals</text:h>
      <text:p text:style-name="P3"/>
      <text:list xml:id="list2372250854" text:style-name="L8">
        <text:list-item>
          <text:p text:style-name="P5">Explain key Java concepts for people with little or no programming experience.</text:p>
        </text:list-item>
        <text:list-item>
          <text:p text:style-name="P5">Show the Java syntax.</text:p>
        </text:list-item>
        <text:list-item>
          <text:p text:style-name="P5">Introduce programming jargon.</text:p>
        </text:list-item>
        <text:list-item>
          <text:p text:style-name="P5">Keep the theory as brief as possible, since the best way of learning is by making apps.</text:p>
        </text:list-item>
      </text:list>
      <text:p text:style-name="P3"/>
      <text:h text:style-name="P25" text:outline-level="1"><text:span text:style-name="T33">The Java Type System</text:span></text:h>
      <text:p text:style-name="P11"><text:span text:style-name="T2"/></text:p>
      <text:p text:style-name="P11"><text:span text:style-name="T2">In essence programs are about manipulating data, whether they add up two numbers or look up a word in a dictionary, or simulate the physics of a black hole. Java enforces a set of rules (the type system) to distinguish between different kinds of data. Each value in Java must have a </text:span><text:span text:style-name="T37">type</text:span><text:span text:style-name="T2">.</text:span></text:p>
      <text:p text:style-name="P2">Think of a type as a property which defines what category our data belongs to. To comply with the rules, Java code must distinguish between integers (whole numbers), a piece of text (e.g., the word “Hello”), and other data. Here are some examples of common types:</text:p>
      <table:table table:name="Table1" table:style-name="Table1">
        <table:table-column table:style-name="Table1.A"/>
        <table:table-column table:style-name="Table1.B"/>
        <table:table-column table:style-name="Table1.C"/>
        <table:table-row>
          <table:table-cell table:style-name="Table1.A1" office:value-type="string">
            <text:p text:style-name="P26">Type</text:p>
          </table:table-cell>
          <table:table-cell table:style-name="Table1.A1" office:value-type="string">
            <text:p text:style-name="P26">Set of Values</text:p>
          </table:table-cell>
          <table:table-cell table:style-name="Table1.A1" office:value-type="string">
            <text:p text:style-name="P26">Example</text:p>
          </table:table-cell>
        </table:table-row>
        <table:table-row>
          <table:table-cell table:style-name="Table1.A1" office:value-type="string">
            <text:p text:style-name="P28">int</text:p>
          </table:table-cell>
          <table:table-cell table:style-name="Table1.A1" office:value-type="string">
            <text:p text:style-name="P27">integers (32-bit)</text:p>
          </table:table-cell>
          <table:table-cell table:style-name="Table1.A1" office:value-type="string">
            <text:p text:style-name="P27">2001, -8, 15</text:p>
          </table:table-cell>
        </table:table-row>
        <table:table-row>
          <table:table-cell table:style-name="Table1.A1" office:value-type="string">
            <text:p text:style-name="P28">double</text:p>
          </table:table-cell>
          <table:table-cell table:style-name="Table1.A1" office:value-type="string">
            <text:p text:style-name="P27">floating point numbers (64-bit)</text:p>
          </table:table-cell>
          <table:table-cell table:style-name="Table1.A1" office:value-type="string">
            <text:p text:style-name="P27">-4.14, 6.0002</text:p>
          </table:table-cell>
        </table:table-row>
        <table:table-row>
          <table:table-cell table:style-name="Table1.A1" office:value-type="string">
            <text:p text:style-name="P28">boolean</text:p>
          </table:table-cell>
          <table:table-cell table:style-name="Table1.A1" office:value-type="string">
            <text:p text:style-name="P27">The value <text:span text:style-name="T39">true </text:span>or <text:span text:style-name="T39">false</text:span></text:p>
          </table:table-cell>
          <table:table-cell table:style-name="Table1.A1" office:value-type="string">
            <text:p text:style-name="P27">true, false</text:p>
          </table:table-cell>
        </table:table-row>
        <table:table-row>
          <table:table-cell table:style-name="Table1.A1" office:value-type="string">
            <text:p text:style-name="P28">String</text:p>
          </table:table-cell>
          <table:table-cell table:style-name="Table1.A1" office:value-type="string">
            <text:p text:style-name="P27">sequences of characters</text:p>
          </table:table-cell>
          <table:table-cell table:style-name="Table1.A1" office:value-type="string">
            <text:p text:style-name="P29">“<text:span text:style-name="T3">ABC”, “All your base”</text:span></text:p>
          </table:table-cell>
        </table:table-row>
      </table:table>
      <text:p text:style-name="P3"/>
      <text:h text:style-name="P25" text:outline-level="1"><text:soft-page-break/><text:span text:style-name="T33">Declaration and Assignment Statements</text:span></text:h>
      <text:p text:style-name="P21"><text:span text:style-name="T33"/></text:p>
      <text:p text:style-name="P8">In a program we’ll want to keep track of data and do calculations. For this we’l need <text:span text:style-name="T32">variables</text:span>. Variables act as containers that can temporarily store the data. Just like the data itself, the container also has a type. In a <text:span text:style-name="T40">declaration </text:span>we specify a variable’s <text:span text:style-name="T36">type </text:span>and its <text:span text:style-name="T43">name</text:span>. A declaration looks like this:</text:p>
      <text:p text:style-name="P10"><text:span text:style-name="T34">doubl</text:span><text:span text:style-name="T38">e </text:span><text:span text:style-name="T42">myValue</text:span>;</text:p>
      <text:p text:style-name="P8">In an <text:span text:style-name="T40">assignment </text:span>we are placing a <text:span text:style-name="T47">value </text:span>into our variable. The syntax for assignment uses the equals sign (=) like this:</text:p>
      <text:p text:style-name="P10"><text:span text:style-name="T42">myValue </text:span>= <text:span text:style-name="T46">4.5</text:span>;</text:p>
      <text:p text:style-name="P2">Of course we can combine declaration and assignment like so:</text:p>
      <text:p text:style-name="P10"><text:span text:style-name="T34">String </text:span><text:span text:style-name="T42">bookTitle </text:span>= “<text:span text:style-name="T46">War and Peace”</text:span>;</text:p>
      <text:p text:style-name="P8">Note how the <text:span text:style-name="T36">type </text:span>of data matches the <text:span text:style-name="T36">type </text:span>of the container. Variables can also be used to manipulate data.</text:p>
      <text:p text:style-name="P10"><text:span text:style-name="T34">Double </text:span><text:span text:style-name="T42">product </text:span>= <text:span text:style-name="T42">myValue</text:span><text:span text:style-name="T46">*2</text:span>;</text:p>
      <text:p text:style-name="P8">The variable with the name <text:span text:style-name="T44">product</text:span> now holds the value of 9 since we assigned 4.5 to <text:span text:style-name="T44">myValue </text:span>earlier. We can also manipulate Strings or pieces of text.</text:p>
      <text:p text:style-name="P10"><text:span text:style-name="T34">String </text:span><text:span text:style-name="T42">main </text:span>= “<text:span text:style-name="T46">Fish “</text:span>;</text:p>
      <text:p text:style-name="P10"><text:span text:style-name="T34">String </text:span><text:span text:style-name="T42">side </text:span>= “<text:span text:style-name="T45"> </text:span><text:span text:style-name="T46">&amp; Chips”</text:span>;</text:p>
      <text:p text:style-name="P10"><text:span text:style-name="T34">String </text:span><text:span text:style-name="T42">meal </text:span>= <text:span text:style-name="T42">main</text:span> + <text:span text:style-name="T42">side</text:span>; <text:span text:style-name="T50">// Comment: meal holds the value “Fish &amp; Chips”</text:span></text:p>
      <text:p text:style-name="P8">The grey text is a comment since it is preceded by two slashes (<text:span text:style-name="T52">//</text:span>). We use comments to make helpful notes in the Java code. None of the text in a comment will be executed.</text:p>
      <text:h text:style-name="P24" text:outline-level="1">Objects</text:h>
      <text:p text:style-name="P3"><text:span text:style-name="T2">Conceptually, both iPhone and Android apps are made of a collection objects that send messages to each other. This is where things get a bit abstract, but also interesting, so bear with me.</text:span></text:p>
      <text:p text:style-name="P8"><text:span text:style-name="T40">Objects</text:span> are combinations of “data” and “procedures”. Programmers group related functionality into objects so that each object handles a specific part of the app. For example, some objects are responsible for drawing things on screen while other objects are responsible for fetching data from the database.</text:p>
      <text:p text:style-name="P8">If you had the programmatic equivalent of a car, then the car object’s “data” or it’s “properties” would be <text:span text:style-name="T4">information it contains</text:span> like top speed, horsepower, or number of doors. The “procedures” or “behaviour” on the other hand are the things that the car <text:span text:style-name="T4">does</text:span>, like drive, indicate, or play the radio.</text:p>
      <text:p text:style-name="P8"><text:soft-page-break/>In Android, we have <text:span text:style-name="T49">Button</text:span> objects. The <text:span text:style-name="T49">Button</text:span> properties would be things like visibility, colour, position. While the <text:span text:style-name="T49">Button</text:span> behaviour would be things like recognising taps and clicks.</text:p>
      <text:h text:style-name="P22" text:outline-level="3">Creating an object</text:h>
      <text:p text:style-name="P8">An object is created from a template – a <text:span text:style-name="T40">class</text:span>. Think of a class as the blueprint for an object. Our <text:span text:style-name="T49">Car</text:span> class, would be the blueprint which explains how to assemble a car object and what a car object can do.</text:p>
      <text:p text:style-name="P8">Creating a new car object is a lot easier than building one in a factory. Using a combined declaration and assignment statement, we create a new object using the <text:span text:style-name="T54">new</text:span> keyword.</text:p>
      <text:p text:style-name="P10"><text:span text:style-name="T35">Car </text:span><text:span text:style-name="T42">myFirstCar</text:span><text:span text:style-name="T46"> =</text:span> <text:span text:style-name="T57">new</text:span> <text:span text:style-name="T46">Car();</text:span></text:p>
      <text:p text:style-name="P16"><text:span text:style-name="T6">Again, we have to comply with the Java </text:span><text:span text:style-name="T12">type</text:span><text:span text:style-name="T6"> system. On the left of the ‘=’ we have the </text:span><text:span text:style-name="Strong_20_Emphasis"><text:span text:style-name="T12">type</text:span></text:span><text:span text:style-name="T6"> followed by the variable name (</text:span><text:span text:style-name="T15">myFristCar</text:span><text:span text:style-name="T6">). On the right of the ‘=’ we create a new </text:span><text:span text:style-name="T18">instance</text:span><text:span text:style-name="T6"> of the </text:span><text:span text:style-name="T7">Car</text:span><text:span text:style-name="T6"> class (a brand new car object) by calling the </text:span><text:span text:style-name="T7">Car</text:span><text:span text:style-name="T6"> class’ </text:span><text:span text:style-name="Strong_20_Emphasis"><text:span text:style-name="T9">constructor</text:span></text:span><text:span text:style-name="T6">. The constructor gives us a car object which we are assigning to the </text:span><text:span text:style-name="T15">myFirstCar</text:span><text:span text:style-name="T6">variable.</text:span></text:p>
      <text:p text:style-name="P3"> </text:p>
      <text:h text:style-name="P24" text:outline-level="1">Classes</text:h>
      <text:p text:style-name="P3"> </text:p>
      <text:p text:style-name="P16"><text:span text:style-name="T6">Let’s take a look inside the </text:span><text:span text:style-name="T7">Car</text:span><text:span text:style-name="T6"> class to see where the </text:span><text:span text:style-name="Strong_20_Emphasis"><text:span text:style-name="T9">constructor</text:span></text:span><text:span text:style-name="T6"> comes from, what properties the car has, and what the car can do. The class is declared with the </text:span><text:span text:style-name="T20">class</text:span><text:span text:style-name="T6"> keyword.</text:span></text:p>
      <text:p text:style-name="P16"><text:span text:style-name="Strong_20_Emphasis"><text:span text:style-name="T22">public</text:span></text:span><text:span text:style-name="Strong_20_Emphasis"><text:span text:style-name="T24"> </text:span></text:span><text:span text:style-name="Strong_20_Emphasis"><text:span text:style-name="T22">class</text:span></text:span><text:span text:style-name="T26"> Car {</text:span></text:p>
      <text:p text:style-name="P16"><text:span text:style-name="Strong_20_Emphasis"><text:span text:style-name="T22">private</text:span></text:span><text:span text:style-name="T26"> </text:span><text:span text:style-name="Strong_20_Emphasis"><text:span text:style-name="T12">int</text:span></text:span><text:span text:style-name="Strong_20_Emphasis"><text:span text:style-name="T24"> </text:span></text:span><text:span text:style-name="Strong_20_Emphasis"><text:span text:style-name="T28">maxSpeed</text:span></text:span><text:span text:style-name="T26">;    </text:span><text:span text:style-name="T30">// Member variable holds info about the Car</text:span></text:p>
      <text:p text:style-name="P16"><text:span text:style-name="Strong_20_Emphasis"><text:span text:style-name="T22">private</text:span></text:span><text:span text:style-name="T26"> </text:span><text:span text:style-name="Strong_20_Emphasis"><text:span text:style-name="T12">int</text:span></text:span><text:span text:style-name="Strong_20_Emphasis"><text:span text:style-name="T24"> </text:span></text:span><text:span text:style-name="Strong_20_Emphasis"><text:span text:style-name="T28">nrOfSeats</text:span></text:span><text:span text:style-name="T26">;</text:span></text:p>
      <text:p text:style-name="P11">       <text:span text:style-name="T53">// Next up is the constructor</text:span></text:p>
      <text:p text:style-name="P16"><text:span text:style-name="Strong_20_Emphasis"><text:span text:style-name="T22">public</text:span></text:span><text:span text:style-name="T26"> Car () {</text:span></text:p>
      <text:p text:style-name="P16"><text:span text:style-name="Strong_20_Emphasis"><text:span text:style-name="T28">maxSpeed</text:span></text:span><text:span text:style-name="T26"> = 120;</text:span></text:p>
      <text:p text:style-name="P16"><text:span text:style-name="Strong_20_Emphasis"><text:span text:style-name="T28">nrOfSeats</text:span></text:span><text:span text:style-name="T26"> = 4;</text:span></text:p>
      <text:p text:style-name="P12">}  <text:span text:style-name="T50">// This brace ends the constructor</text:span></text:p>
      <text:p text:style-name="P12">}     <text:span text:style-name="T50">// This last curly brace is the end of the class</text:span></text:p>
      <text:p text:style-name="P2">The Car class has two variables: the maximum speed the car can travel and the number of seats it has. These are called <text:span text:style-name="T32">member variables</text:span> because the variables are part of the class and capture the properties of the car.</text:p>
      <text:p text:style-name="P16"><text:span text:style-name="T6">We discuss the keywords </text:span><text:span text:style-name="Strong_20_Emphasis"><text:span text:style-name="T9">private</text:span></text:span><text:span text:style-name="T6"> and </text:span><text:span text:style-name="Strong_20_Emphasis"><text:span text:style-name="T9">public</text:span></text:span><text:span text:style-name="T6"> at the end of the section. First, let’s focus on how object creation happens.</text:span></text:p>
      <text:p text:style-name="P3"> </text:p>
      <text:h text:style-name="P24" text:outline-level="1"><text:soft-page-break/>Constructors</text:h>
      <text:p text:style-name="P3"> </text:p>
      <text:p text:style-name="P8"><text:span text:style-name="T40">Constructors</text:span> are the part of our class template which is used to create (instantiate) new objects. A constructor always has the same name as the class. In the example above the constructor is:</text:p>
      <text:p text:style-name="P16"><text:span text:style-name="Strong_20_Emphasis"><text:span text:style-name="T22">public</text:span></text:span><text:span text:style-name="T26"> Car () {</text:span></text:p>
      <text:p text:style-name="P16"><text:span text:style-name="Strong_20_Emphasis"><text:span text:style-name="T28">maxSpeed</text:span></text:span><text:span text:style-name="T26"> = 120;</text:span></text:p>
      <text:p text:style-name="P16"><text:span text:style-name="Strong_20_Emphasis"><text:span text:style-name="T28">nrOfSeats</text:span></text:span><text:span text:style-name="T26"> = 4;</text:span></text:p>
      <text:p text:style-name="P12">}</text:p>
      <text:p text:style-name="P16"><text:span text:style-name="T6">This constructor assigns the value 4 to the member variable </text:span><text:span text:style-name="T29">nrOfSeats</text:span><text:span text:style-name="T6"> and the value 120 to </text:span><text:span text:style-name="T29">maxSpeed</text:span><text:span text:style-name="T6">. However, this is not very interesting, since we cannot make different types of cars. We want to be able to specify the number of seats and the speed of the car when we create one. For this we need to pass information into the constructor in the form of </text:span><text:span text:style-name="Strong_20_Emphasis"><text:span text:style-name="T9">arguments</text:span></text:span><text:span text:style-name="T6">. Imagine the constructor looked like this:</text:span></text:p>
      <text:p text:style-name="P16"><text:span text:style-name="Strong_20_Emphasis"><text:span text:style-name="T22">public</text:span></text:span><text:span text:style-name="T26"> Car (</text:span><text:span text:style-name="Strong_20_Emphasis"><text:span text:style-name="T12">int</text:span></text:span><text:span text:style-name="T26"> speed, </text:span><text:span text:style-name="Strong_20_Emphasis"><text:span text:style-name="T12">int</text:span></text:span><text:span text:style-name="T26"> seats) {</text:span></text:p>
      <text:p text:style-name="P16"><text:span text:style-name="Strong_20_Emphasis"><text:span text:style-name="T28">maxSpeed</text:span></text:span><text:span text:style-name="T26"> = speed;</text:span></text:p>
      <text:p text:style-name="P16"><text:span text:style-name="Strong_20_Emphasis"><text:span text:style-name="T28">nrOfSeats</text:span></text:span><text:span text:style-name="T26"> = seats;</text:span></text:p>
      <text:p text:style-name="P12">}</text:p>
      <text:p text:style-name="P16"><text:span text:style-name="T6">This constructor takes two integer </text:span><text:span text:style-name="T18">arguments</text:span><text:span text:style-name="T6">: </text:span><text:span text:style-name="T26">speed</text:span><text:span text:style-name="T6"> and </text:span><text:span text:style-name="T26">seats</text:span><text:span text:style-name="T6">. These values are promptly assigned to the </text:span><text:span text:style-name="Strong_20_Emphasis"><text:span text:style-name="T28">maxSpeed</text:span></text:span><text:span text:style-name="T6"> and </text:span><text:span text:style-name="Strong_20_Emphasis"><text:span text:style-name="T28">nrOfSeats</text:span></text:span><text:span text:style-name="T6"> member variables. Thus we can use our template to make two very different cars:</text:span></text:p>
      <text:p text:style-name="P16"><text:span text:style-name="Strong_20_Emphasis"><text:span text:style-name="T12">Car</text:span></text:span><text:span text:style-name="T26"> </text:span><text:span text:style-name="Strong_20_Emphasis"><text:span text:style-name="T16">ferrari</text:span></text:span><text:span text:style-name="T26"> = </text:span><text:span text:style-name="Strong_20_Emphasis"><text:span text:style-name="T22">new</text:span></text:span><text:span text:style-name="T26"> Car (250, 2);</text:span></text:p>
      <text:p text:style-name="P16"><text:span text:style-name="Strong_20_Emphasis"><text:span text:style-name="T12">Car</text:span></text:span><text:span text:style-name="T26"> </text:span><text:span text:style-name="Strong_20_Emphasis"><text:span text:style-name="T16">bus</text:span></text:span><text:span text:style-name="T26"> = </text:span><text:span text:style-name="Strong_20_Emphasis"><text:span text:style-name="T22">new</text:span></text:span><text:span text:style-name="T26"> Car (80, 50);</text:span></text:p>
      <text:p text:style-name="P8">With the <text:span text:style-name="T44">ferrari</text:span> car object, we invoke the constructor and give the Ferrari a speed of 250 and 2 seats, while the <text:span text:style-name="T44">bus</text:span> car object has a speed of 80 and 50 seats.</text:p>
      <text:p text:style-name="P3"> </text:p>
      <text:h text:style-name="P24" text:outline-level="1">Methods</text:h>
      <text:p text:style-name="P3"> </text:p>
      <text:p text:style-name="P8">Remember how we said objects were a combination of data and procedures (i.e., behaviour)? At the moment our <text:span text:style-name="T49">Car</text:span>doesn’t do anything because we have not specified any behaviour in the class. For this we need to write a method. A <text:span text:style-name="T32">method </text:span>is a group of statements inside a block of code surrounded by {…}.</text:p>
      <text:h text:style-name="P22" text:outline-level="3">Method Declaration</text:h>
      <text:p text:style-name="P8">Here is how we declare a method in our <text:span text:style-name="T49">Car</text:span> class:</text:p>
      <text:p text:style-name="P16"><text:span text:style-name="Strong_20_Emphasis"><text:span text:style-name="T22">public</text:span></text:span><text:span text:style-name="T23"> </text:span><text:span text:style-name="Strong_20_Emphasis"><text:span text:style-name="T22">class</text:span></text:span><text:span text:style-name="T26"> Car {</text:span></text:p>
      <text:p text:style-name="P16"><text:span text:style-name="Strong_20_Emphasis"><text:span text:style-name="T22">private</text:span></text:span><text:span text:style-name="T26"> </text:span><text:span text:style-name="Strong_20_Emphasis"><text:span text:style-name="T12">int</text:span></text:span><text:span text:style-name="Strong_20_Emphasis"><text:span text:style-name="T24"> </text:span></text:span><text:span text:style-name="Strong_20_Emphasis"><text:span text:style-name="T28">maxSpeed</text:span></text:span><text:span text:style-name="T26">;</text:span></text:p>
      <text:p text:style-name="P16"><text:span text:style-name="Strong_20_Emphasis"><text:span text:style-name="T22">private</text:span></text:span><text:span text:style-name="T26"> </text:span><text:span text:style-name="Strong_20_Emphasis"><text:span text:style-name="T12">int</text:span></text:span><text:span text:style-name="T26"> </text:span><text:span text:style-name="Strong_20_Emphasis"><text:span text:style-name="T28">nrOfSeats</text:span></text:span><text:span text:style-name="T26">;</text:span></text:p>
      <text:p text:style-name="P15"><text:soft-page-break/>// The constructor:</text:p>
      <text:p text:style-name="P16"><text:span text:style-name="Strong_20_Emphasis"><text:span text:style-name="T22">public</text:span></text:span><text:span text:style-name="T26"> Car (</text:span><text:span text:style-name="Strong_20_Emphasis"><text:span text:style-name="T12">int</text:span></text:span><text:span text:style-name="T26"> speed, </text:span><text:span text:style-name="Strong_20_Emphasis"><text:span text:style-name="T12">int</text:span></text:span><text:span text:style-name="T26"> seats) {</text:span></text:p>
      <text:p text:style-name="P16"><text:span text:style-name="Strong_20_Emphasis"><text:span text:style-name="T28">maxSpeed</text:span></text:span><text:span text:style-name="T26"> = speed;</text:span></text:p>
      <text:p text:style-name="P16"><text:span text:style-name="Strong_20_Emphasis"><text:span text:style-name="T28">nrOfSeats</text:span></text:span><text:span text:style-name="T26"> = seats;</text:span></text:p>
      <text:p text:style-name="P12">}</text:p>
      <text:p text:style-name="P15">// The method:</text:p>
      <text:p text:style-name="P13"><text:span text:style-name="T56">public</text:span> <text:span text:style-name="T34">void</text:span> drive() {</text:p>
      <text:p text:style-name="P13">System.out.println(“Cruisin in my Pinto, I see homies as I pass …”);</text:p>
      <text:p text:style-name="P13">}  </text:p>
      <text:p text:style-name="P12">}     <text:span text:style-name="T50">// End of the Car class</text:span></text:p>
      <text:p text:style-name="P8">Our <text:span text:style-name="T48">drive()</text:span> method will print the “Cruisin in my Pinto…” line to the console. There are a couple of things to note here.</text:p>
      <text:list xml:id="list3981168669" text:style-name="L9">
        <text:list-item>
          <text:p text:style-name="P17"><text:span text:style-name="T10">The entire </text:span><text:span text:style-name="T26">drive()</text:span><text:span text:style-name="T10"> method is </text:span><text:span text:style-name="T11">inside</text:span><text:span text:style-name="T10"> the class declaration, i.e., within the last curly bracket (“</text:span><text:span text:style-name="Strong_20_Emphasis"><text:span text:style-name="T24">}</text:span></text:span><text:span text:style-name="T10">”) on the far left.</text:span></text:p>
        </text:list-item>
        <text:list-item>
          <text:p text:style-name="P17"><text:span text:style-name="T10">The method has a </text:span><text:span text:style-name="T12">return type</text:span><text:span text:style-name="T8">. </text:span><text:span text:style-name="T10">Methods are often called to get something back. Say we have a method that multiplies two numbers. We want this method to do the calculation and then </text:span><text:span text:style-name="T8">return </text:span><text:span text:style-name="T10">the product. In Java each method needs to declare explicitly what </text:span><text:span text:style-name="Strong_20_Emphasis"><text:span text:style-name="T12">type</text:span></text:span><text:span text:style-name="T10"> of thing it returns, even if that is nothing (which is the case here). The keyword </text:span><text:span text:style-name="T12">void</text:span><text:span text:style-name="T10"> declares that our method is not returning anything.</text:span></text:p>
        </text:list-item>
        <text:list-item>
          <text:p text:style-name="P17"><text:span text:style-name="T10">See how the constructor above looks similar to a method declaration? The difference is that constructor’s name (</text:span><text:span text:style-name="T7">Car</text:span><text:span text:style-name="T10">) is the same as the corresponding class’ name (</text:span><text:span text:style-name="T7">Car</text:span><text:span text:style-name="T10">), and that the constructor declaration has no return type (not even </text:span><text:span text:style-name="Strong_20_Emphasis"><text:span text:style-name="T13">void</text:span></text:span><text:span text:style-name="T10">).</text:span></text:p>
        </text:list-item>
      </text:list>
      <text:h text:style-name="P22" text:outline-level="3">Calling Methods</text:h>
      <text:p text:style-name="P16"><text:span text:style-name="T6">Now that our </text:span><text:span text:style-name="T7">Car</text:span><text:span text:style-name="T6"> class has a method, we can </text:span><text:span text:style-name="Strong_20_Emphasis"><text:span text:style-name="T9">call</text:span></text:span><text:span text:style-name="T6"> this method in other parts of our program. To call a method all we need is a Car object and use the dot operator (.). Since we created a </text:span><text:span text:style-name="T15">ferrari</text:span><text:span text:style-name="T6"> object earlier, we can call our </text:span><text:span text:style-name="T26">drive()</text:span><text:span text:style-name="T6">method on it:</text:span></text:p>
      <text:p text:style-name="P20"><text:span text:style-name="Strong_20_Emphasis"><text:span text:style-name="T16">ferrari</text:span></text:span><text:span text:style-name="T26">.drive();</text:span></text:p>
      <text:p text:style-name="P2">and read the lyrics of an ageing punk band on our console.</text:p>
      <text:p text:style-name="P3"> </text:p>
      <text:h text:style-name="P22" text:outline-level="3">Methods with Parameters</text:h>
      <text:p text:style-name="P16"><text:span text:style-name="T6">Let’s up the ante to keep track of the gear our car is in. First, we change our class to add a new member variable, </text:span><text:span text:style-name="Strong_20_Emphasis"><text:span text:style-name="T28">currentGear</text:span></text:span><text:span text:style-name="T6">. Second, in the constructor, we set the </text:span><text:span text:style-name="Strong_20_Emphasis"><text:span text:style-name="T28">currentGear</text:span></text:span><text:span text:style-name="T6"> to 1 so that all new </text:span><text:span text:style-name="T7">Car</text:span><text:span text:style-name="T6"> objects start out in first gear (because everyone is parked on a hill or something).</text:span></text:p>
      <text:p text:style-name="P20"><text:span text:style-name="Strong_20_Emphasis"><text:span text:style-name="T22">public</text:span></text:span><text:span text:style-name="Strong_20_Emphasis"><text:span text:style-name="T24"> </text:span></text:span><text:span text:style-name="Strong_20_Emphasis"><text:span text:style-name="T22">class</text:span></text:span><text:span text:style-name="T26"> Car {</text:span></text:p>
      <text:p text:style-name="P16"><text:span text:style-name="Strong_20_Emphasis"><text:span text:style-name="T22">private</text:span></text:span><text:span text:style-name="Strong_20_Emphasis"><text:span text:style-name="T24"> </text:span></text:span><text:span text:style-name="Strong_20_Emphasis"><text:span text:style-name="T12">int</text:span></text:span><text:span text:style-name="Strong_20_Emphasis"><text:span text:style-name="T24"> </text:span></text:span><text:span text:style-name="Strong_20_Emphasis"><text:span text:style-name="T28">maxSpeed</text:span></text:span><text:span text:style-name="T26">;</text:span></text:p>
      <text:p text:style-name="P16"><text:span text:style-name="Strong_20_Emphasis"><text:span text:style-name="T22">private</text:span></text:span><text:span text:style-name="Strong_20_Emphasis"><text:span text:style-name="T24"> </text:span></text:span><text:span text:style-name="Strong_20_Emphasis"><text:span text:style-name="T12">int</text:span></text:span><text:span text:style-name="T26"> </text:span><text:span text:style-name="Strong_20_Emphasis"><text:span text:style-name="T28">nrOfSeats</text:span></text:span><text:span text:style-name="T26">;</text:span></text:p>
      <text:p text:style-name="P16"><text:soft-page-break/><text:span text:style-name="T22">private</text:span><text:span text:style-name="T27"> </text:span><text:span text:style-name="T12">int </text:span><text:span text:style-name="Strong_20_Emphasis"><text:span text:style-name="T28">currentGear</text:span></text:span><text:span text:style-name="T27">;</text:span></text:p>
      <text:p text:style-name="P3"> </text:p>
      <text:p text:style-name="P16"><text:span text:style-name="Strong_20_Emphasis"><text:span text:style-name="T22">public</text:span></text:span><text:span text:style-name="T26"> Car (</text:span><text:span text:style-name="Strong_20_Emphasis"><text:span text:style-name="T12">int</text:span></text:span><text:span text:style-name="T26"> speed, </text:span><text:span text:style-name="Strong_20_Emphasis"><text:span text:style-name="T12">int</text:span></text:span><text:span text:style-name="T26"> seats) {</text:span></text:p>
      <text:p text:style-name="P16"><text:span text:style-name="Strong_20_Emphasis"><text:span text:style-name="T28">maxSpeed</text:span></text:span><text:span text:style-name="T26"> = speed;</text:span></text:p>
      <text:p text:style-name="P16"><text:span text:style-name="Strong_20_Emphasis"><text:span text:style-name="T28">nrOfSeats</text:span></text:span><text:span text:style-name="T26"> = seats;</text:span></text:p>
      <text:p text:style-name="P16"><text:span text:style-name="Strong_20_Emphasis"><text:span text:style-name="T28">currentGear</text:span></text:span><text:span text:style-name="T26"> </text:span><text:span text:style-name="T27">= 1;</text:span></text:p>
      <text:p text:style-name="P12">}</text:p>
      <text:p text:style-name="P16"><text:span text:style-name="Strong_20_Emphasis"><text:span text:style-name="T22">public</text:span></text:span><text:span text:style-name="Strong_20_Emphasis"><text:span text:style-name="T24"> </text:span></text:span><text:span text:style-name="Strong_20_Emphasis"><text:span text:style-name="T12">void</text:span></text:span><text:span text:style-name="T26"> drive() {</text:span></text:p>
      <text:p text:style-name="P12">System.out.println(“Cruisin in my Pinto, I see homies as I pass …”);</text:p>
      <text:p text:style-name="P12">}</text:p>
      <text:p text:style-name="P15">// Two new methods for the Car class</text:p>
      <text:p text:style-name="P13"><text:span text:style-name="T56">public</text:span> <text:span text:style-name="T34">void</text:span> shift (<text:span text:style-name="T34">int</text:span> newGear) {</text:p>
      <text:p text:style-name="P15">// The statements between the {…} are called the method “body”</text:p>
      <text:p text:style-name="P13"><text:span text:style-name="T58">currentGear</text:span> = newGear;</text:p>
      <text:p text:style-name="P13">}</text:p>
      <text:p text:style-name="P13"><text:span text:style-name="T56">public</text:span> <text:span text:style-name="T34">int</text:span> whichGear() {</text:p>
      <text:p text:style-name="P13"><text:span text:style-name="T56">return</text:span> <text:span text:style-name="T58">currentGear</text:span>;</text:p>
      <text:p text:style-name="P12"><text:span text:style-name="T32">}  </text:span><text:span text:style-name="T50">// End of the whichGear() method</text:span></text:p>
      <text:p text:style-name="P12">}  <text:span text:style-name="T50">// End of the Car class</text:span></text:p>
      <text:p text:style-name="P8">Here we added two methods: <text:span text:style-name="T48">shift(…)</text:span> and <text:span text:style-name="T48">whichGear()</text:span>.</text:p>
      <text:list xml:id="list1488284141" text:style-name="L10">
        <text:list-item>
          <text:p text:style-name="P18"><text:span text:style-name="T10">The </text:span><text:span text:style-name="T26">shift(…)</text:span><text:span text:style-name="T10"> method takes, as its input (i.e., </text:span><text:span text:style-name="T19">argument</text:span><text:span text:style-name="T10">) an integer (</text:span><text:span text:style-name="Strong_20_Emphasis"><text:span text:style-name="T12">int</text:span></text:span><text:span text:style-name="T10">) value. Within the </text:span><text:span text:style-name="T18">body</text:span><text:span text:style-name="T10"> of the method (that is, between the curly braces) that argument is known by the variable name </text:span><text:span text:style-name="T26">newGear</text:span><text:span text:style-name="T10"> and we are setting the </text:span><text:span text:style-name="Strong_20_Emphasis"><text:span text:style-name="T28">currentGear</text:span></text:span><text:span text:style-name="T10"> member variable equal to the new integer value supplied. Since this method does not give any information back, its return type is </text:span><text:span text:style-name="T14">void</text:span><text:span text:style-name="T10">.</text:span></text:p>
        </text:list-item>
        <text:list-item>
          <text:p text:style-name="P18"><text:span text:style-name="T10">The </text:span><text:span text:style-name="T26">whichGear()</text:span><text:span text:style-name="T10"> method has the </text:span><text:span text:style-name="Strong_20_Emphasis"><text:span text:style-name="T12">return type</text:span></text:span><text:span text:style-name="T10"> of </text:span><text:span text:style-name="Strong_20_Emphasis"><text:span text:style-name="T12">int</text:span></text:span><text:span text:style-name="T10">. This is the same </text:span><text:span text:style-name="Strong_20_Emphasis"><text:span text:style-name="T12">type</text:span></text:span><text:span text:style-name="T10"> as the variable </text:span><text:span text:style-name="Strong_20_Emphasis"><text:span text:style-name="T28">currentGear</text:span></text:span><text:span text:style-name="T10">, which </text:span><text:span text:style-name="T11">also</text:span><text:span text:style-name="T10"> has the type </text:span><text:span text:style-name="Strong_20_Emphasis"><text:span text:style-name="T12">int</text:span></text:span><text:span text:style-name="T10">.</text:span></text:p>
        </text:list-item>
      </text:list>
      <text:p text:style-name="P9"><text:span text:style-name="T5">So, back to driving our </text:span><text:span text:style-name="T44">ferrari</text:span><text:span text:style-name="T5">. To shift up and straight into 5th gear, we pass in 5 as an </text:span><text:span text:style-name="T41">argument</text:span><text:span text:style-name="T1"> </text:span><text:span text:style-name="T5">into the shift method:</text:span></text:p>
      <text:p text:style-name="P12"><text:span text:style-name="T42">ferrari</text:span>.shift(5);</text:p>
      <text:p text:style-name="P16"><text:span text:style-name="Strong_20_Emphasis"><text:span text:style-name="T28">currentGear</text:span></text:span><text:span text:style-name="T6"> now holds the value 5. If we write:</text:span></text:p>
      <text:p text:style-name="P12"><text:span text:style-name="T42">ferrari</text:span>.shift(99);</text:p>
      <text:p text:style-name="P2">We can subsequently assign the integer value 99 to a new variable as follows:</text:p>
      <text:p text:style-name="P20"><text:span text:style-name="Strong_20_Emphasis"><text:span text:style-name="T12">int</text:span></text:span><text:span text:style-name="Strong_20_Emphasis"><text:span text:style-name="T24"> </text:span></text:span><text:span text:style-name="T31">bottlesOfBeerOnTheWall</text:span><text:span text:style-name="T26"> </text:span><text:span text:style-name="T25">= </text:span><text:span text:style-name="T31">ferrari</text:span><text:span text:style-name="T25">.whichGear();</text:span></text:p>
      <text:p text:style-name="P3"> </text:p>
      <text:h text:style-name="P24" text:outline-level="1">Access Modifiers</text:h>
      <text:p text:style-name="P3"> </text:p>
      <text:p text:style-name="P16"><text:soft-page-break/><text:span text:style-name="T6">So what were these </text:span><text:span text:style-name="Strong_20_Emphasis"><text:span text:style-name="T22">public</text:span></text:span><text:span text:style-name="T6"> and </text:span><text:span text:style-name="Strong_20_Emphasis"><text:span text:style-name="T22">private</text:span></text:span><text:span text:style-name="T6"> keywords lurking around in our code? </text:span><text:span text:style-name="Strong_20_Emphasis"><text:span text:style-name="T22">public</text:span></text:span><text:span text:style-name="T6"> and </text:span><text:span text:style-name="Strong_20_Emphasis"><text:span text:style-name="T22">private</text:span></text:span><text:span text:style-name="T6"> are called </text:span><text:span text:style-name="T18">access modifiers</text:span><text:span text:style-name="T6">. These determine “visibility” and whether other classes can use a particular field or method.</text:span></text:p>
      <text:p text:style-name="P16"><text:span text:style-name="T6">The </text:span><text:span text:style-name="Strong_20_Emphasis"><text:span text:style-name="T21">private</text:span></text:span><text:span text:style-name="T6"> fields and methods are the things we want to hide. The </text:span><text:span text:style-name="Strong_20_Emphasis"><text:span text:style-name="T22">public</text:span></text:span><text:span text:style-name="T6"> fields and methods are the bits that we want other parts of the app to interact with.<text:line-break/>Say our car does things that are internal to it, like using ABS or traction control during braking. We don’t want other code to tell our car when to use ABS or otherwise interfere, so we declare this method as </text:span><text:span text:style-name="Strong_20_Emphasis"><text:span text:style-name="T22">private</text:span></text:span><text:span text:style-name="T6">.</text:span></text:p>
      <text:p text:style-name="P16"><text:span text:style-name="Strong_20_Emphasis"><text:span text:style-name="T22">public</text:span></text:span><text:span text:style-name="T23"> </text:span><text:span text:style-name="Strong_20_Emphasis"><text:span text:style-name="T22">class</text:span></text:span><text:span text:style-name="T26"> Car {</text:span></text:p>
      <text:p text:style-name="P14">…</text:p>
      <text:p text:style-name="P12"><text:span text:style-name="T57">public </text:span><text:span text:style-name="T35">void</text:span><text:span text:style-name="T32"> brake() {</text:span></text:p>
      <text:p text:style-name="P15">// some code here</text:p>
      <text:p text:style-name="P13">useABS();</text:p>
      <text:p text:style-name="P13">}</text:p>
      <text:p text:style-name="P12"><text:span text:style-name="T57">private </text:span><text:span text:style-name="T35">void</text:span><text:span text:style-name="T32"> useABS() {</text:span></text:p>
      <text:p text:style-name="P15">// more fancy proprietary code here</text:p>
      <text:p text:style-name="P13">}</text:p>
      <text:p text:style-name="P12">}</text:p>
      <text:p text:style-name="P8">This means we can call <text:span text:style-name="T49">useABS()</text:span> <text:span text:style-name="T4">within</text:span> the <text:span text:style-name="T49">Car</text:span> class like inside the <text:span text:style-name="T48">brake()</text:span> method, but not outside of it. If we have a <text:span text:style-name="T49">Car</text:span> object in another class, we can call that object’s <text:span text:style-name="T55">public</text:span> methods, but we cannot call the <text:span text:style-name="T55">private</text:span> methods. Imagine we had a class called <text:span text:style-name="T48">Roadtrip</text:span>:</text:p>
      <text:p text:style-name="P16"><text:span text:style-name="Strong_20_Emphasis"><text:span text:style-name="T22">public</text:span></text:span><text:span text:style-name="T23"> </text:span><text:span text:style-name="Strong_20_Emphasis"><text:span text:style-name="T22">class</text:span></text:span><text:span text:style-name="T26"> Roadtrip {</text:span></text:p>
      <text:p text:style-name="P16"><text:span text:style-name="Strong_20_Emphasis"><text:span text:style-name="T12">Car</text:span></text:span><text:span text:style-name="T26"> </text:span><text:span text:style-name="T17">ferrari</text:span><text:span text:style-name="T26"> = </text:span><text:span text:style-name="Strong_20_Emphasis"><text:span text:style-name="T22">new</text:span></text:span><text:span text:style-name="T26"> Car(250, 2); </text:span><text:span text:style-name="T30">// Creating a car object</text:span></text:p>
      <text:p text:style-name="P12"><text:span text:style-name="T42">ferrari</text:span>.brake(); <text:span text:style-name="T50">// This is OK because the method is public</text:span></text:p>
      <text:p text:style-name="P12"><text:span text:style-name="T42">ferrari</text:span>.useABS(); <text:span text:style-name="T50">// </text:span><text:span text:style-name="T51">NOT</text:span><text:span text:style-name="T50"> OK because useABS() is private. Error!</text:span></text:p>
      <text:p text:style-name="P14">…</text:p>
      <text:p text:style-name="P12">}</text:p>
      <text:p text:style-name="P8">Why are access modifiers important? It has to do with how programmers group functionality into classes and objects. Remember how apps are really a collection of classes? All the classes are “connected” with each other through their <text:span text:style-name="T55">public</text:span> methods. We don’t want to “link” the class that’s responsible for drawing things on screen to the intricacies of another class’ methods for fetching data. We can ensure this doesn’t happen by making those methods <text:span text:style-name="T55">private</text:span>. This way if we have to go back and change any <text:span text:style-name="T55">private</text:span> methods or fields we know for sure that we won’t be affecting other parts of the program (because nothing is linked to those methods/fields).</text:p>
      <text:p text:style-name="P2">We will encounter three access modifiers in Java:</text:p>
      <text:list xml:id="list1423271628" text:style-name="L11">
        <text:list-item>
          <text:p text:style-name="P6">If declared <text:span text:style-name="T54">private</text:span>, visibility is restricted to the class only. It is the safest kind of declaration and the one you’d want to be associated with the variables holding your credit card information.</text:p>
        </text:list-item>
        <text:list-item>
          <text:p text:style-name="P6">If declared <text:span text:style-name="T54">public</text:span>, visibility is unrestricted</text:p>
        </text:list-item>
        <text:list-item>
          <text:p text:style-name="P6"><text:soft-page-break/>If declared <text:span text:style-name="T54">protected</text:span>, visibility is restricted to the package (i.e., groups of related classes).</text:p>
        </text:list-item>
      </text:list>
      <text:p text:style-name="P3"> </text:p>
      <text:h text:style-name="P24" text:outline-level="1">Summary</text:h>
      <text:p text:style-name="P3"> </text:p>
      <text:list xml:id="list1283653215" text:style-name="L12">
        <text:list-item>
          <text:p text:style-name="P7"><text:span text:style-name="T32">Objects</text:span> are combinations of data and procedures.</text:p>
        </text:list-item>
        <text:list-item>
          <text:p text:style-name="P7">A <text:span text:style-name="T32">class</text:span> is a blueprint for an object.</text:p>
        </text:list-item>
        <text:list-item>
          <text:p text:style-name="P7">The <text:span text:style-name="T32">constructor</text:span> is invoked to create a new object.</text:p>
        </text:list-item>
        <text:list-item>
          <text:p text:style-name="P7">A <text:span text:style-name="T32">method </text:span>is a group of statements that can be referred to by name.</text:p>
        </text:list-item>
        <text:list-item>
          <text:p text:style-name="P19"><text:span text:style-name="T10">Methods must specify a </text:span><text:span text:style-name="Strong_20_Emphasis"><text:span text:style-name="T12">return type</text:span></text:span><text:span text:style-name="T10">. If the method does not return anything, the return type is </text:span><text:span text:style-name="Strong_20_Emphasis"><text:span text:style-name="T12">void</text:span></text:span><text:span text:style-name="T10">.</text:span></text:p>
        </text:list-item>
        <text:list-item>
          <text:p text:style-name="P7"><text:span text:style-name="T55">private</text:span> methods and variables are only visible inside the same class.</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ohit Devanagari1" svg:font-family="'Lohit Devanagari'"/>
    <style:font-face style:name="Montserrat" svg:font-family="Montserrat, sans-serif"/>
    <style:font-face style:name="andale mono" svg:font-family="'andale mono', monospace"/>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4:46:46.540626236</meta:creation-date>
    <dc:date>2019-01-29T23:20:18.109170898</dc:date>
    <meta:editing-duration>PT1M4S</meta:editing-duration>
    <meta:editing-cycles>1</meta:editing-cycles>
    <meta:document-statistic meta:table-count="1" meta:image-count="0" meta:object-count="0" meta:page-count="8" meta:paragraph-count="185" meta:word-count="2205" meta:character-count="12295" meta:non-whitespace-character-count="10249"/>
    <meta:generator>LibreOffice/6.0.6.2$Linux_X86_64 LibreOffice_project/00m0$Build-2</meta:generator>
  </office:meta>
</office:document-meta>
</file>